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3">
      <style:text-properties fo:font-weight="normal" style:font-weight-asian="normal" style:font-weight-complex="normal"/>
    </style:style>
    <style:style style:name="P5" style:family="paragraph" style:parent-style-name="Standard" style:list-style-name="L3"/>
    <style:style style:name="P6" style:family="paragraph" style:parent-style-name="Standard" style:list-style-name="L6">
      <style:paragraph-properties fo:margin-left="1.349cm" fo:margin-right="0cm" fo:text-indent="-0.635cm" style:auto-text-indent="false">
        <style:tab-stops/>
      </style:paragraph-properties>
    </style:style>
    <style:style style:name="P7" style:family="paragraph" style:parent-style-name="Standard" style:list-style-name="L6">
      <style:paragraph-properties fo:margin-left="1.349cm" fo:margin-right="0cm" fo:text-indent="-0.635cm" style:auto-text-indent="false">
        <style:tab-stops/>
      </style:paragraph-properties>
    </style:style>
    <style:style style:name="P8" style:family="paragraph" style:parent-style-name="Standard" style:list-style-name="L6">
      <style:paragraph-properties fo:margin-left="1.349cm" fo:margin-right="0cm" fo:text-indent="-0.635cm" style:auto-text-indent="false">
        <style:tab-stops/>
      </style:paragraph-properties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plugin datatables - iniciación</text:p>
      <text:p text:style-name="P1"/>
      <text:list xml:id="list1604418069" text:style-name="L1">
        <text:list-item>
          <text:p text:style-name="P3">Actualiza el ejercicio1.html para que la tabla se vea mediante el plugin de jquery. <text:s/>Comprueba que mediante el plugin la tabla dispone de: paginación, filtrado y ordenamiento por columnas.</text:p>
          <text:p text:style-name="P3">Pasos orientativos:</text:p>
          <text:p text:style-name="P3">- Como en cualquier otro plugin jquery, cargar jquery antes que el plugin</text:p>
          <text:p text:style-name="P3">- Cargar el plugin ( jquery.dataTables.js).</text:p>
          <text:p text:style-name="P3">- Asociar el plugin de jquery a la tabla en cuestión, según la documentación de datatables.</text:p>
          <text:p text:style-name="P3"/>
        </text:list-item>
        <text:list-item>
          <text:p text:style-name="P3">Personaliza la tabla del ejercicio2, eliminando el filtrado y la paginación, mediante el uso de variables en la inicialización del objeto datatables.</text:p>
          <text:p text:style-name="P3"><text:bookmark-start text:name="__DdeLink__2_140455761"/></text:p>
        </text:list-item>
        <text:list-item>
          <text:p text:style-name="P3">Personaliza la tabla del ejercicicio 3 para que los datos aparezcan ordenados por las dos últimas columnas: CSS grade descendente y Engine Version ascendente.<text:bookmark-end text:name="__DdeLink__2_140455761"/></text:p>
          <text:p text:style-name="P3"/>
        </text:list-item>
        <text:list-item>
          <text:p text:style-name="P3">Personaliza la tabla del ejercicio4 para que cumpla las siguientes condiciones:</text:p>
        </text:list-item>
      </text:list>
      <text:list xml:id="list202408709" text:style-name="L3">
        <text:list-item>
          <text:p text:style-name="P4">Los datos aparecen ordenados por la primera columna de forma alfabética</text:p>
        </text:list-item>
        <text:list-item>
          <text:p text:style-name="P5"><text:span text:style-name="T1">Las columnas Platform y Engine version deben permanecer invisibles, sin embargo se pueden hacer búsquedas (filtrados) por la primera de ellas. </text:span></text:p>
        </text:list-item>
        <text:list-item>
          <text:p text:style-name="P5"><text:span text:style-name="T1">No se pueden ordenar los datos por la última columna (CSS grade).</text:span></text:p>
          <text:p text:style-name="P5"><text:span text:style-name="T1"/></text:p>
        </text:list-item>
      </text:list>
      <text:list xml:id="list155483591" text:style-name="L6">
        <text:list-item>
          <text:p text:style-name="P6"><text:span text:style-name="T1">Si cambiamos la paginación del ejercicio5, o ponemos un filtro y vamos hacía atrás y hacía adelante con el historial del navegador se debería mantener el filtro o la paginación. Comprueba si es así y en caso negativo, arréglalo.</text:span></text:p>
          <text:p text:style-name="P6"><text:span text:style-name="T1"/></text:p>
        </text:list-item>
        <text:list-item>
          <text:p text:style-name="P6"><text:span text:style-name="T1">Cambia los mensajes del ejercicio anterior a español.</text:span></text:p>
          <text:p text:style-name="P6"><text:span text:style-name="T1"/></text:p>
        </text:list-item>
        <text:list-item>
          <text:p text:style-name="P6"><text:span text:style-name="T1">Cambia el aspecto del datatables mediante themeroller. ¡Ojo, deberás añadir los css correspondientes!:</text:span></text:p>
          <text:p text:style-name="P8">demo_table_jui.css (jui=jquery user interface), en vez de demo_table.css)</text:p>
          <text:p text:style-name="P8">y jquery-ui-1.8.4.custom.css</text:p>
        </text:list-item>
        <text:list-item>
          <text:p text:style-name="P6"><text:span text:style-name="T1">Crea tu propio theme mediante themeroller e integralo en datatables. Página de referencia: </text:span><text:a xlink:type="simple" xlink:href="http://jqueryui.com/themeroller/">http://jqueryui.com/themeroller/</text:a></text:p>
        </text:list-item>
      </text:list>
      <text:list xml:id="list1726302139" text:continue-list="list202408709" text:style-name="L3">
        <text:list-header>
          <text:p text:style-name="P4"/>
        </text:list-header>
      </text:list>
      <text:p text:style-name="P2"/>
      <text:list xml:id="list2102418911" text:continue-list="list1604418069" text:style-name="L1">
        <text:list-header>
          <text:p text:style-name="P3"/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da </meta:initial-creator>
    <meta:creation-date>2013-01-13T20:18:29</meta:creation-date>
    <dc:date>2013-01-13T22:57:53</dc:date>
    <dc:creator>juanda </dc:creator>
    <meta:editing-duration>PT36M44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8" meta:word-count="266" meta:character-count="665" meta:non-whitespace-character-count="1505"/>
  </office:meta>
</office:document-meta>
</file>